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8.308cm" style:rel-column-width="45372*"/>
    </style:style>
    <style:style style:name="Tabella1.B" style:family="table-column">
      <style:table-column-properties style:column-width="3.598cm" style:rel-column-width="19651*"/>
    </style:style>
    <style:style style:name="Tabella1.C" style:family="table-column">
      <style:table-column-properties style:column-width="0.093cm" style:rel-column-width="512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3.784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001d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2pt" fo:font-style="normal" style:text-underline-style="none" fo:font-weight="bold" officeooo:rsid="00a9cd75" officeooo:paragraph-rsid="00a9cd7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b0b2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acb72d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3" style:family="text">
      <style:text-properties officeooo:rsid="00acb7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record in get_report_label(data)"&gt;</text:placeholder></text:p>
            <text:p text:style-name="P8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5"><text:s/><text:span text:style-name="T2"><text:placeholder text:placeholder-type="text">&lt;record.get('fabric', '???')&gt;</text:placeholder></text:span></text:p>
            <text:p text:style-name="P5"><text:span text:style-name="T2"/></text:p>
            <text:p text:style-name="P5"><text:span text:style-name="T1"><text:s/></text:span><text:span text:style-name="T2"><text:placeholder text:placeholder-type="text">&lt;record.get('color', '???')&gt;</text:placeholder></text:span></text:p>
            <text:p text:style-name="P5"><text:span text:style-name="T2"/></text:p>
            <text:p text:style-name="P8"><text:placeholder text:placeholder-type="text">&lt;record.get('frame', '???')&gt;</text:placeholder></text:p>
            <text:p text:style-name="P8"/>
            <text:p text:style-name="P8"><text:placeholder text:placeholder-type="text">&lt;record.get('canvas', '???')&gt;</text:placeholder></text:p>
            <text:p text:style-name="P8"/>
            <text:p text:style-name="P8"><text:placeholder text:placeholder-type="text">&lt;record.get('q_x_pack', '?')&gt;</text:placeholder></text:p>
            <text:p text:style-name="P8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4"/>
          </table:table-cell>
        </table:table-row>
      </table:table>
      <text:p text:style-name="P9">SERVICE CONSOMMATEUR <text:s text:c="3"/></text:p>
      <text:p text:style-name="P9">1, Rue Montaigne</text:p>
      <text:p text:style-name="P9">45380, La Champelle St Mesmin</text:p>
      <text:p text:style-name="P9">France</text:p>
      <text:p text:style-name="P9">05 35 00 51 71 </text:p>
      <text:p text:style-name="P7"><text:a xlink:type="simple" xlink:href="mailto:Service-consommateurs@mr-brigolage.fr" text:style-name="Internet_20_link" text:visited-style-name="Visited_20_Internet_20_Link"><text:span text:style-name="T3">Service-consommateurs@mr-brigolage.fr</text:span></text:a></text:p>
      <text:p text:style-name="P7"><text:tab/><text:a xlink:type="simple" xlink:href="http://www.mr-bricolage.fr/" text:style-name="Internet_20_link" text:visited-style-name="Visited_20_Internet_20_Link"><text:span text:style-name="T3">www.mr-bricolage.fr</text:span></text:a></text:p>
      <text:p text:style-name="P7"/>
      <text:p text:style-name="P7"><text:span text:style-name="T3">Série de fabrication: </text:span><text:tab/><text:tab/><text:tab/><text:tab/></text:p>
      <text:p text:style-name="P2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5:12:31.607437341</dc:date>
    <meta:editing-duration>PT13H19S</meta:editing-duration>
    <meta:editing-cycles>155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7" meta:word-count="43" meta:character-count="433" meta:non-whitespace-character-count="394"/>
  </office:meta>
</office:document-meta>
</file>